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3.75cm" fo:min-width="3.5cm"/>
    </style:style>
    <style:style style:name="P1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666666"/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4cm" svg:x="0.5cm" svg:y="0.5cm">
          <text:p text:style-name="P1"><text:span text:style-name="T1">RC</text:span></text:p>
          <text:p text:style-name="P1"><text:span text:style-name="T1">K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4cm" svg:height="4cm" svg:x="0.5cm" svg:y="0.5cm">
          <text:p text:style-name="P1"><text:span text:style-name="T1">R60V</text:span></text:p>
          <text:p text:style-name="P1"><text:span text:style-name="T1">o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2" draw:layer="layout" svg:width="4cm" svg:height="4cm" svg:x="0.5cm" svg:y="0.5cm">
          <text:p text:style-name="P1"><text:span text:style-name="T1">R60V</text:span></text:p>
          <text:p text:style-name="P1"><text:span text:style-name="T1">off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6T09:40:55.695484000</meta:creation-date>
    <dc:date>2016-08-26T09:43:12.210654000</dc:date>
    <meta:editing-duration>PT2M17S</meta:editing-duration>
    <meta:editing-cycles>1</meta:editing-cycles>
    <meta:document-statistic meta:object-count="3"/>
    <meta:generator>LibreOffice/5.1.4.2$MacOSX_X86_64 LibreOffice_project/a2b79effd678115174773cc8f9c66d2b5833e18c</meta:generator>
  </office:meta>
</office:document-meta>
</file>